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f8eff" officeooo:paragraph-rsid="000f8eff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f8eff" officeooo:paragraph-rsid="000f8eff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fo:font-weight="normal" officeooo:rsid="000f8eff" officeooo:paragraph-rsid="000f8eff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 style:list-style-name="L4">
      <style:paragraph-properties fo:text-align="start" style:justify-single-word="false"/>
      <style:text-properties fo:font-size="12pt" fo:font-style="normal" fo:font-weight="normal" officeooo:rsid="000f8eff" officeooo:paragraph-rsid="000f8eff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 style:list-style-name="L5">
      <style:paragraph-properties fo:text-align="start" style:justify-single-word="false"/>
      <style:text-properties fo:font-size="12pt" fo:font-style="normal" fo:font-weight="normal" officeooo:rsid="0010631e" officeooo:paragraph-rsid="0010631e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fo:font-weight="normal" officeooo:rsid="0010631e" officeooo:paragraph-rsid="0010631e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 style:list-style-name="L5">
      <style:paragraph-properties fo:text-align="start" style:justify-single-word="false"/>
      <style:text-properties fo:font-size="12pt" fo:font-style="normal" fo:font-weight="normal" officeooo:rsid="0011212f" officeooo:paragraph-rsid="0011212f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fo:font-weight="normal" officeooo:rsid="0011212f" officeooo:paragraph-rsid="0011212f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7">
      <style:paragraph-properties fo:text-align="start" style:justify-single-word="false"/>
      <style:text-properties fo:font-size="12pt" fo:font-style="normal" fo:font-weight="normal" officeooo:rsid="0011212f" officeooo:paragraph-rsid="0011212f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7">
      <style:paragraph-properties fo:text-align="start" style:justify-single-word="false"/>
      <style:text-properties fo:font-size="12pt" fo:font-style="normal" fo:font-weight="normal" officeooo:rsid="0011b0de" officeooo:paragraph-rsid="0011b0de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fo:font-weight="normal" officeooo:rsid="0011b0de" officeooo:paragraph-rsid="0011b0de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officeooo:paragraph-rsid="000f8eff"/>
    </style:style>
    <style:style style:name="P13" style:family="paragraph" style:parent-style-name="Standard" style:list-style-name="L2">
      <style:paragraph-properties fo:text-align="start" style:justify-single-word="false"/>
      <style:text-properties officeooo:paragraph-rsid="000f8e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tyle="italic" style:text-underline-style="none" officeooo:rsid="0010631e" style:font-style-asian="italic" style:font-style-complex="italic"/>
    </style:style>
    <style:style style:name="T4" style:family="text">
      <style:text-properties fo:font-style="italic" style:text-underline-style="none" officeooo:rsid="0011b0de" style:font-style-asian="italic" style:font-style-complex="italic"/>
    </style:style>
    <style:style style:name="T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" style:family="text">
      <style:text-properties fo:font-size="12pt" fo:font-weight="normal" officeooo:rsid="000f8eff" style:font-size-asian="10.5pt" style:font-weight-asian="normal" style:font-size-complex="12pt" style:font-weight-complex="normal"/>
    </style:style>
    <style:style style:name="T7" style:family="text">
      <style:text-properties fo:font-size="12pt" fo:font-style="normal" fo:font-weight="normal" officeooo:rsid="000f8eff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10631e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style:text-underline-style="none" officeooo:rsid="0011b0de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UNTES MYSQL.</text:p>
      <text:list xml:id="list3395961188" text:style-name="L1">
        <text:list-item>
          <text:p text:style-name="P12"><text:span text:style-name="T6">Entrar en mysql:</text:span></text:p>
        </text:list-item>
      </text:list>
      <text:p text:style-name="P2"><text:tab/>→ <text:span text:style-name="T1">mysql -u root -p.</text:span></text:p>
      <text:list xml:id="list238778158" text:style-name="L2">
        <text:list-item>
          <text:p text:style-name="P13"><text:span text:style-name="T7">Salir de mysql:</text:span></text:p>
        </text:list-item>
      </text:list>
      <text:p text:style-name="P3"><text:tab/>→ <text:span text:style-name="T1">quit.</text:span></text:p>
      <text:p text:style-name="P3"><text:span text:style-name="T1"/></text:p>
      <text:list xml:id="list981662173" text:style-name="L4">
        <text:list-item>
          <text:p text:style-name="P4">Mostrar las bases de datos activas:</text:p>
          <text:p text:style-name="P4">→ <text:span text:style-name="T1">show databases;</text:span></text:p>
        </text:list-item>
        <text:list-item>
          <text:p text:style-name="P4">Para poder trabajar sobre una base de datos:</text:p>
          <text:p text:style-name="P4">→ <text:span text:style-name="T2">use nombre_bd. </text:span><text:span text:style-name="T9">(junto al comando </text:span><text:span text:style-name="T2">quit </text:span><text:span text:style-name="T9">son los únicos que no necesitan punto y coma).</text:span></text:p>
        </text:list-item>
        <text:list-item>
          <text:p text:style-name="P4"><text:span text:style-name="T9">Crear base de datos:</text:span></text:p>
          <text:p text:style-name="P4"><text:span text:style-name="T9">→ </text:span><text:span text:style-name="T2">create databse nombre_bd;</text:span></text:p>
          <text:p text:style-name="P4"><text:span text:style-name="T2">** </text:span><text:span text:style-name="T9">para asegurarnos de que la base de datos no ha sido creada ante</text:span><text:span text:style-name="T10">riormente, antes de crear la base de datos ejecutamos el siguiente comando: </text:span><text:span text:style-name="T3">drop database if exists nombre_bd; **</text:span></text:p>
        </text:list-item>
      </text:list>
      <text:p text:style-name="P3"><text:span text:style-name="T3"/></text:p>
      <text:p text:style-name="P3"><text:span text:style-name="T3"><text:tab/>** </text:span><text:span text:style-name="T10">para asegurarnos de que la base de datos respeta una serie de caracteres, al crear la base <text:s text:c="4"/><text:tab/> <text:s text:c="4"/>de datos es conveniente ejecutar el comando de la siguiente forma: </text:span><text:span text:style-name="T3">create database <text:tab/><text:tab/> <text:s text:c="4"/>nombre_bd character set utf8mb4 collate utf8mb4_unicode_ci; **</text:span></text:p>
      <text:p text:style-name="P3"><text:span text:style-name="T3"/></text:p>
      <text:list xml:id="list4084217809" text:style-name="L5">
        <text:list-item>
          <text:p text:style-name="P5"><text:span text:style-name="T9">Crear una base de datos:</text:span></text:p>
          <text:p text:style-name="P5"><text:span text:style-name="T9">→ </text:span><text:span text:style-name="T2">create table nombre_tabla (nombre_atributo tipo);</text:span></text:p>
        </text:list-item>
        <text:list-item>
          <text:p text:style-name="P5"><text:span text:style-name="T9">Mostrar tablas de una base de datos:</text:span></text:p>
          <text:p text:style-name="P5"><text:span text:style-name="T9">→ </text:span><text:span text:style-name="T2">show tables;</text:span></text:p>
        </text:list-item>
        <text:list-item>
          <text:p text:style-name="P5"><text:span text:style-name="T9">Visualizar la estructura de una tabla:</text:span></text:p>
          <text:p text:style-name="P5"><text:span text:style-name="T9">→ </text:span><text:span text:style-name="T2">describe nombre_tabla;</text:span></text:p>
        </text:list-item>
      </text:list>
      <text:p text:style-name="P6"><text:span text:style-name="T2"/></text:p>
      <text:list xml:id="list190232421531185" text:continue-numbering="true" text:style-name="L5">
        <text:list-item>
          <text:p text:style-name="P5"><text:span text:style-name="T9">Clave primaria → a la hora de crear la tabla, al lado del campo que queramos que sea el id debemos poner </text:span><text:span text:style-name="T2">PRIMARY KEY.</text:span></text:p>
        </text:list-item>
        <text:list-item>
          <text:p text:style-name="P7"><text:span text:style-name="T9">Claves candidatas → a la hora de crear la tabla, todos aquellos atributos que queramos que sean únicos debemos poner a su lado </text:span><text:span text:style-name="T2">UNIQUE.</text:span></text:p>
        </text:list-item>
        <text:list-item>
          <text:p text:style-name="P7"><text:span text:style-name="T9">Campos autoincrementales → cuando queremos que un id sea autoincremental, a la hora de crear a la tabla debemos establecer la siguiente propiedad </text:span><text:span text:style-name="T2">AUTO_INCREMENTAL</text:span><text:span text:style-name="T9">.</text:span></text:p>
        </text:list-item>
      </text:list>
      <text:p text:style-name="P8"><text:span text:style-name="T9"/></text:p>
      <text:list xml:id="list190232523531017" text:continue-numbering="true" text:style-name="L5">
        <text:list-item>
          <text:p text:style-name="P7"><text:span text:style-name="T9">Borrar una tabla:</text:span></text:p>
          <text:p text:style-name="P7"><text:span text:style-name="T9">→ </text:span><text:span text:style-name="T2">drop table nombre_tabla;</text:span></text:p>
        </text:list-item>
        <text:list-item>
          <text:p text:style-name="P7"><text:span text:style-name="T9">Añadir una columna a una tabla creada:</text:span></text:p>
          <text:p text:style-name="P7"><text:span text:style-name="T9">→ </text:span><text:span text:style-name="T2">alter table nombre_tabla add column nombre_columna tipo;</text:span></text:p>
        </text:list-item>
      </text:list>
      <text:p text:style-name="P8"><text:span text:style-name="T2"><text:tab/>** </text:span><text:span text:style-name="T11">ejemplo: </text:span><text:span text:style-name="T2">alter table providers add column address VARCHAR(255); ** </text:span></text:p>
      <text:list xml:id="list2961964950" text:style-name="L7">
        <text:list-item>
          <text:p text:style-name="P9"><text:span text:style-name="T9">Eliminar la columna de una tabla:</text:span></text:p>
          <text:p text:style-name="P9"><text:span text:style-name="T9">→ </text:span><text:span text:style-name="T2">alter table nombre_tabla drop column nombre_columna;</text:span></text:p>
        </text:list-item>
        <text:list-item>
          <text:p text:style-name="P9"><text:span text:style-name="T9">Añadir una columna a una tabla en la posición que queramos:</text:span></text:p>
          <text:p text:style-name="P9"><text:span text:style-name="T9">→ </text:span><text:span text:style-name="T2">alter table nombre_tabla add column nombre_columna after nombre_otra_columna;</text:span></text:p>
        </text:list-item>
      </text:list>
      <text:p text:style-name="P8"><text:span text:style-name="T2"/></text:p>
      <text:list xml:id="list190232008842630" text:continue-numbering="true" text:style-name="L7">
        <text:list-item>
          <text:p text:style-name="P9"><text:span text:style-name="T9">Renombrar un campo:</text:span></text:p>
          <text:p text:style-name="P9"><text:span text:style-name="T9">→ </text:span><text:span text:style-name="T4">alter table nombre_tabla change column nombre_columna nuevo_nombre tipo;</text:span></text:p>
          <text:p text:style-name="P9"><text:span text:style-name="T12">** con este comando también podemos cambiar el tamaño de la columna, ya que al declarar el nuevo nombre también establecemos el tipo **</text:span></text:p>
        </text:list-item>
        <text:list-item>
          <text:p text:style-name="P10"><text:span text:style-name="T9">Modificando el tipo de un campo:</text:span></text:p>
          <text:p text:style-name="P10"><text:span text:style-name="T9">→ </text:span><text:span text:style-name="T2">alter table nombre_tabla modify column nombre_columna nuevo_tipo;</text:span></text:p>
        </text:list-item>
      </text:list>
      <text:p text:style-name="P11"><text:span text:style-name="T9"/></text:p>
      <text:list xml:id="list190232030437224" text:continue-numbering="true" text:style-name="L7">
        <text:list-item>
          <text:p text:style-name="P10"><text:span text:style-name="T9">Claves foráneas:</text:span></text:p>
          <text:p text:style-name="P10"><text:span text:style-name="T9">→ </text:span><text:span text:style-name="T2">foreign key nombre_columna references nombre_tabla(id);</text:span></text:p>
          <text:p text:style-name="P10"><text:soft-page-break/><text:span text:style-name="T2">** </text:span><text:span text:style-name="T11">ejemplo: </text:span><text:span text:style-name="T2">foreign key(id_autor) references autor(id); **</text:span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8T18:24:20.769000000</meta:creation-date>
    <dc:date>2019-01-18T19:02:30.465000000</dc:date>
    <meta:editing-duration>PT7M17S</meta:editing-duration>
    <meta:editing-cycles>1</meta:editing-cycles>
    <meta:document-statistic meta:table-count="0" meta:image-count="0" meta:object-count="0" meta:page-count="2" meta:paragraph-count="39" meta:word-count="391" meta:character-count="2266" meta:non-whitespace-character-count="1926"/>
    <meta:generator>LibreOffice/6.1.4.2$Windows_X86_64 LibreOffice_project/9d0f32d1f0b509096fd65e0d4bec26ddd1938fd3</meta:generator>
  </office:meta>
</office:document-meta>
</file>